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_20__28_user_29_">
      <loext:graphic-properties draw:fill="solid" draw:fill-color="#ffffff"/>
      <style:paragraph-properties fo:background-color="#ffffff"/>
    </style:style>
    <style:style style:name="P2" style:family="paragraph" style:parent-style-name="Standard_20__28_user_29_">
      <style:paragraph-properties fo:break-before="page"/>
    </style:style>
    <style:style style:name="P3" style:family="paragraph" style:parent-style-name="Standard_20__28_user_29_">
      <style:paragraph-properties fo:text-align="center" style:justify-single-word="false"/>
    </style:style>
    <style:style style:name="P4" style:family="paragraph" style:parent-style-name="Standard_20__28_user_29_">
      <style:paragraph-properties fo:text-align="center" style:justify-single-word="false"/>
      <style:text-properties style:text-underline-style="none" officeooo:rsid="001157f2" officeooo:paragraph-rsid="001157f2"/>
    </style:style>
    <style:style style:name="P5" style:family="paragraph" style:parent-style-name="Standard_20__28_user_29_">
      <style:paragraph-properties fo:text-align="center" style:justify-single-word="false"/>
      <style:text-properties style:text-underline-style="none" fo:font-weight="bold" officeooo:rsid="001157f2" officeooo:paragraph-rsid="001157f2" style:font-weight-asian="bold" style:font-weight-complex="bold"/>
    </style:style>
    <style:style style:name="P6" style:family="paragraph" style:parent-style-name="Standard_20__28_user_29_">
      <style:paragraph-properties fo:text-align="center" style:justify-single-word="false"/>
      <style:text-properties fo:font-size="42pt" style:text-underline-style="none" fo:font-weight="bold" officeooo:rsid="001157f2" officeooo:paragraph-rsid="001157f2" style:font-size-asian="42pt" style:font-weight-asian="bold" style:font-size-complex="42pt" style:font-weight-complex="bold"/>
    </style:style>
    <style:style style:name="P7" style:family="paragraph" style:parent-style-name="Standard_20__28_user_29_">
      <style:paragraph-properties fo:text-align="center" style:justify-single-word="false"/>
      <style:text-properties style:text-position="0% 100%" style:text-underline-style="none" fo:font-weight="bold" officeooo:rsid="001157f2" officeooo:paragraph-rsid="001157f2" style:font-weight-asian="bold" style:font-weight-complex="bold"/>
    </style:style>
    <style:style style:name="T1" style:family="text">
      <style:text-properties fo:font-size="20pt" fo:font-weight="normal" style:font-size-asian="20pt" style:font-weight-asian="normal"/>
    </style:style>
    <style:style style:name="T2" style:family="text">
      <style:text-properties fo:font-size="20pt" fo:font-weight="normal" style:font-size-asian="20pt" style:font-weight-asian="normal" style:font-weight-complex="normal"/>
    </style:style>
    <style:style style:name="T3" style:family="text">
      <style:text-properties fo:font-size="20pt" style:font-size-asian="20pt"/>
    </style:style>
    <style:style style:name="T4" style:family="text">
      <style:text-properties fo:font-size="20pt" fo:font-weight="bold" style:font-size-asian="20pt" style:font-weight-asian="bold" style:font-weight-complex="bold"/>
    </style:style>
    <style:style style:name="T5" style:family="text">
      <style:text-properties fo:font-size="16pt" style:font-size-asian="16pt"/>
    </style:style>
    <style:style style:name="T6" style:family="text">
      <style:text-properties fo:color="#000000" loext:opacity="100%" fo:font-size="16pt" fo:background-color="#ffffff" loext:char-shading-value="0" style:font-size-asian="16pt"/>
    </style:style>
    <style:style style:name="T7" style:family="text">
      <style:text-properties fo:color="#000000" loext:opacity="100%" fo:font-size="16pt" fo:language="en" fo:country="US" fo:background-color="#ffffff" loext:char-shading-value="0" style:font-size-asian="16pt" style:language-asian="hi" style:country-asian="IN"/>
    </style:style>
    <style:style style:name="T8" style:family="text">
      <style:text-properties fo:color="#000000" loext:opacity="100%" fo:background-color="#ffffff" loext:char-shading-value="0"/>
    </style:style>
    <style:style style:name="T9" style:family="text">
      <style:text-properties officeooo:rsid="001157f2"/>
    </style:style>
    <style:style style:name="T10" style:family="text">
      <style:text-properties fo:font-weight="normal" style:font-weight-asian="normal"/>
    </style:style>
    <style:style style:name="T11" style:family="text">
      <style:text-properties style:text-position="sub 58%" fo:font-size="20pt" fo:font-weight="normal" style:font-size-asian="20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6">Projekt-Kurzbeschreibung</text:p>
      <text:p text:style-name="P4"><text:span text:style-name="T1"/></text:p>
      <text:p text:style-name="P5"><text:span text:style-name="T3">Teamname</text:span></text:p>
      <text:p text:style-name="P4"><text:span text:style-name="T1">Zwiebelritter</text:span></text:p>
      <text:p text:style-name="P4"><text:span text:style-name="T1"/></text:p>
      <text:p text:style-name="P4"><text:span text:style-name="T4">Teammitglieder</text:span><text:span text:style-name="T1"><text:line-break/>Domminik Hummel</text:span></text:p>
      <text:p text:style-name="P4"><text:span text:style-name="T1">Tobias Lotz</text:span></text:p>
      <text:p text:style-name="P4"><text:span text:style-name="T1">Christoph Scherr</text:span></text:p>
      <text:p text:style-name="P4"><text:span text:style-name="T1"/></text:p>
      <text:p text:style-name="P5"><text:span text:style-name="T3">Datum</text:span></text:p>
      <text:p text:style-name="P7"><text:span text:style-name="T2">2023-04-26</text:span></text:p>
      <text:p text:style-name="P2"><text:span text:style-name="T1">Projektbeschreibung:</text:span></text:p>
      <text:p text:style-name="Standard_20__28_user_29_"/>
      <text:p text:style-name="Standard_20__28_user_29_"><text:span text:style-name="T5">1. Kurzbeschreibung:</text:span></text:p>
      <text:p text:style-name="Standard_20__28_user_29_">Eine Seite Für Kochrezepte von verschiedenen Ländern all around the globe.</text:p>
      <text:p text:style-name="Standard_20__28_user_29_"/>
      <text:p text:style-name="Standard_20__28_user_29_"><text:span text:style-name="T5">2. Zielgruppe Nutzer und Beeinflusser:</text:span></text:p>
      <text:p text:style-name="Standard_20__28_user_29_">Unsere Zielgruppe sind alle Personen die Kochen wollen. Nutzer könnten alle Personen sein die ein    bestimmten Rezept suchen oder einfach Rezepte Endecken wollen. Beeinflusser können Firmen sein die unseren konntet für ihre Zwecke nutzen wollen z.<text:span text:style-name="T9">B</text:span>. Influenzer die Rezepte probieren oder Firmen die Produkte durch Rezepte vermarkten wollen.</text:p>
      <text:p text:style-name="Standard_20__28_user_29_"/>
      <text:p text:style-name="Standard_20__28_user_29_"><text:span text:style-name="T5">3. Funktionalitäten:</text:span></text:p>
      <text:p text:style-name="Standard_20__28_user_29_">- Rezepte Filtern</text:p>
      <text:p text:style-name="Standard_20__28_user_29_">- Rezepte suchen</text:p>
      <text:p text:style-name="Standard_20__28_user_29_">- <text:span text:style-name="T9">A</text:span>nmeldung/Registrierung </text:p>
      <text:p text:style-name="Standard_20__28_user_29_">- <text:span text:style-name="T9">R</text:span>ezept erstellen</text:p>
      <text:p text:style-name="Standard_20__28_user_29_">- Rezept bewerten </text:p>
      <text:p text:style-name="Standard_20__28_user_29_">- <text:span text:style-name="T9">R</text:span>ezept unter Favoriten speichern </text:p>
      <text:p text:style-name="Standard_20__28_user_29_">- Rezepte Endecken </text:p>
      <text:p text:style-name="Standard_20__28_user_29_"/>
      <text:p text:style-name="P1"><text:span text:style-name="T6">4. </text:span><text:span text:style-name="T7">Technology</text:span><text:span text:style-name="T6"> Stack </text:span></text:p>
      <text:p text:style-name="P1"><text:span text:style-name="T8">- PHP for Server Backend (requirement) </text:span></text:p>
      <text:p text:style-name="P1"><text:span text:style-name="T8">- Bootstrap for CSS Framework (requirement)</text:span></text:p>
      <text:p text:style-name="P1"><text:span text:style-name="T8">- Nginx as Webserver</text:span></text:p>
      <text:p text:style-name="P1"><text:span text:style-name="T8">- docker/podman for deployment </text:span></text:p>
      <text:p text:style-name="P1"><text:span text:style-name="T8">- MariaDB (requirement) </text:span></text:p>
      <text:p text:style-name="P1"><text:span text:style-name="T8">- JQuery (requirement) </text:span></text:p>
      <text:p text:style-name="P1"><text:span text:style-name="T8">- JQueryUI (requirement) </text:span></text:p>
      <text:p text:style-name="P1"><text:span text:style-name="T8">- HTML5 (requirement) </text:span></text:p>
      <text:p text:style-name="P1"><text:span text:style-name="T8">- CSS (requirement) </text:span></text:p>
      <text:p text:style-name="P1"><text:span text:style-name="T8">- JS (requirement)</text:span></text:p>
      <text:p text:style-name="P1"/>
      <text:p text:style-name="P1"><text:span text:style-name="T6">5. Product Backlog:</text:span></text:p>
      <text:p text:style-name="P1"><text:span text:style-name="T8">-detail view<text:line-break/>- Rezept suche<text:line-break/>- Startseite<text:line-break/>- Rezepte aus DB laden<text:line-break/>- Rating System<text:line-break/>- account seite<text:line-break/>- bilder hochladen<text:line-break/>- rezepte erstellen<text:line-break/>- admin section<text:line-break/>- session management<text:line-break/>- "similar" recipies section - injection resistance<text:line-break/>- user profile page<text:line-break/>- Filter funktion<text:line-break/>- Zutaten kaufen</text:span></text:p>
      <text:p text:style-name="P1"/>
      <text:p text:style-name="P1"><text:span text:style-name="T8"><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paragraph-properties fo:orphans="0" fo:widows="0"/>
      <style:text-properties style:use-window-font-color="true" loext:opacity="0%" style:font-name="Times New Roman" fo:font-family="'Times New Roman'" style:font-family-generic="roman" style:font-pitch="variable" fo:font-size="12pt" fo:language="de" fo:country="DE" style:font-name-asian="Arial1" style:font-family-asian="Arial" style:font-family-generic-asian="system" style:font-pitch-asian="variable" style:font-size-asian="12pt" style:language-asian="hi" style:country-asian="IN" style:font-name-complex="OpenSymbol1" style:font-family-complex="OpenSymbol" style:font-family-generic-complex="system" style:font-pitch-complex="variable" style:font-size-complex="12pt"/>
    </style:style>
    <style:style style:name="Überschrift" style:family="paragraph" style:parent-style-name="Standard_20__28_user_29_">
      <style:paragraph-properties fo:margin-top="0.423cm" fo:margin-bottom="0.212cm" style:contextual-spacing="false" fo:keep-with-next="always"/>
      <style:text-properties style:font-name="Arial" fo:font-family="Arial" style:font-family-generic="roman" style:font-pitch="variable" fo:font-size="14pt" style:font-size-asian="14pt" style:language-asian="zh" style:country-asian="CN"/>
    </style:style>
    <style:style style:name="Textkörper" style:family="paragraph" style:parent-style-name="Standard_20__28_user_29_">
      <style:paragraph-properties fo:margin-top="0cm" fo:margin-bottom="0.212cm" style:contextual-spacing="false"/>
      <style:text-properties style:font-name-asian="Times New Roman1" style:font-family-asian="'Times New Roman'" style:font-family-generic-asian="system" style:font-pitch-asian="variable" style:language-asian="zh" style:country-asian="CN"/>
    </style:style>
    <style:style style:name="Liste" style:family="paragraph" style:parent-style-name="Textkörper">
      <style:paragraph-properties fo:margin-top="0cm" fo:margin-bottom="0.212cm" style:contextual-spacing="false"/>
      <style:text-properties style:language-asian="zh" style:country-asian="CN"/>
    </style:style>
    <style:style style:name="Beschriftung" style:family="paragraph" style:parent-style-name="Standard_20__28_user_29_">
      <style:paragraph-properties fo:margin-top="0.212cm" fo:margin-bottom="0.212cm" style:contextual-spacing="false"/>
      <style:text-properties fo:font-style="italic" style:language-asian="zh" style:country-asian="CN" style:font-style-asian="italic"/>
    </style:style>
    <style:style style:name="Verzeichnis" style:family="paragraph" style:parent-style-name="Standard_20__28_user_29_">
      <style:text-properties style:language-asian="zh" style:country-asian="CN"/>
    </style:style>
    <style:style style:name="RTF_5f_Num_20_2_20_1" style:display-name="RTF_Num 2 1"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2" style:display-name="RTF_Num 2 2"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3" style:display-name="RTF_Num 2 3"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4" style:display-name="RTF_Num 2 4"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5" style:display-name="RTF_Num 2 5"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6" style:display-name="RTF_Num 2 6"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7" style:display-name="RTF_Num 2 7"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8" style:display-name="RTF_Num 2 8"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2_20_9" style:display-name="RTF_Num 2 9"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Aufz_3f_hlungszeichen" style:display-name="Aufz?hlungszeichen" style:family="text">
      <style:text-properties style:font-name="OpenSymbol" fo:font-family="OpenSymbol" style:font-family-generic="roman" style:font-pitch="variable"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26T17:10:34.299661403</dc:date>
    <meta:editing-duration>PT10M</meta:editing-duration>
    <meta:editing-cycles>1</meta:editing-cycles>
    <meta:document-statistic meta:table-count="0" meta:image-count="0" meta:object-count="0" meta:page-count="2" meta:paragraph-count="35" meta:word-count="194" meta:character-count="1362" meta:non-whitespace-character-count="1186"/>
  </office:meta>
</office:document-meta>
</file>